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2.00pt" fo:font-weight="bold" fo:font-family="Calibri" style:font-family-asian="Calibri" style:font-family-complex="Calibri" fo:background-color="transparent" fo:color="#000000"/>
    </style:style>
    <style:style style:name="T45" style:family="text">
      <style:text-properties fo:font-size="12.00pt" fo:font-weight="normal"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Calibri" style:font-family-asian="Calibri" style:font-family-complex="Calibri" fo:background-color="transparent" fo:color="#000000"/>
    </style:style>
    <style:style style:name="T48" style:family="text">
      <style:text-properties fo:font-size="12.00pt" fo:font-weight="normal" fo:font-family="Calibri" style:font-family-asian="Calibri" style:font-family-complex="Calibri" fo:background-color="transparent" fo:color="#000000"/>
    </style:style>
    <style:style style:name="T49" style:family="text">
      <style:text-properties fo:font-size="12.00pt" fo:font-weight="bold" fo:font-family="Calibri" style:font-family-asian="Calibri" style:font-family-complex="Calibri" fo:background-color="transparent" fo:color="#000000"/>
    </style:style>
    <style:style style:name="T50" style:family="text">
      <style:text-properties fo:font-size="12.00pt" fo:font-weight="normal" fo:font-family="Calibri" style:font-family-asian="Calibri" style:font-family-complex="Calibri"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fo:color="#000000"/>
    </style:style>
    <style:style style:name="T53" style:family="text">
      <style:text-properties fo:font-size="12.00pt" fo:font-weight="normal" fo:font-family="Calibri" style:font-family-asian="Calibri" style:font-family-complex="Calibri" fo:background-color="transparent" fo:color="#333333"/>
    </style:style>
    <style:style style:name="T54" style:family="text">
      <style:text-properties fo:font-size="12.00pt" fo:font-weight="normal" fo:font-family="Calibri" style:font-family-asian="Calibri" style:font-family-complex="Calibri"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justify" fo:margin-left="36.00pt" fo:text-indent="0.00pt"/>
    </style:style>
    <style:style style:name="P3" style:family="paragraph">
      <style:paragraph-properties fo:line-height="100.00%" fo:text-align="justify"/>
    </style:style>
    <style:style style:name="P4" style:family="paragraph">
      <style:paragraph-properties fo:line-height="100.00%" fo:text-align="justify" fo:margin-left="36.00pt" fo:text-indent="0.00pt"/>
    </style:style>
    <style:style style:name="P5" style:family="paragraph">
      <style:paragraph-properties fo:line-height="100.00%" fo:text-align="justify"/>
    </style:style>
    <style:style style:name="P6" style:family="paragraph">
      <style:paragraph-properties fo:line-height="100.00%" fo:text-align="justify" fo:margin-left="36.00pt" fo:text-indent="0.00pt"/>
    </style:style>
    <style:style style:name="P7" style:family="paragraph">
      <style:paragraph-properties fo:line-height="100.00%" fo:text-align="justify"/>
    </style:style>
    <style:style style:name="P8" style:family="paragraph">
      <style:paragraph-properties fo:line-height="100.00%" fo:text-align="justify" fo:margin-left="36.00pt" fo:text-indent="0.00pt"/>
    </style:style>
    <style:style style:name="P9" style:family="paragraph">
      <style:paragraph-properties fo:line-height="100.00%" fo:text-align="justify"/>
    </style:style>
    <style:style style:name="P10" style:family="paragraph">
      <style:paragraph-properties fo:line-height="100.00%" fo:text-align="justify" fo:margin-left="108.00pt" fo:text-indent="0.00pt"/>
    </style:style>
    <style:style style:name="P11" style:family="paragraph">
      <style:paragraph-properties fo:line-height="100.00%" fo:text-align="justify"/>
    </style:style>
    <style:style style:name="P12" style:family="paragraph">
      <style:paragraph-properties fo:line-height="100.00%" fo:text-align="justify" fo:margin-left="36.00pt" fo:text-indent="0.00pt"/>
    </style:style>
    <style:style style:name="P13" style:family="paragraph">
      <style:paragraph-properties fo:line-height="100.00%" fo:text-align="justify"/>
    </style:style>
    <style:style style:name="P14" style:family="paragraph">
      <style:paragraph-properties fo:line-height="100.00%" fo:text-align="justify" fo:margin-left="36.00pt" fo:text-indent="0.00pt"/>
    </style:style>
    <style:style style:name="P15" style:family="paragraph">
      <style:paragraph-properties fo:line-height="100.00%" fo:text-align="justify" fo:margin-left="72.00pt" fo:text-indent="0.00pt"/>
    </style:style>
    <style:style style:name="P16" style:family="paragraph">
      <style:paragraph-properties fo:line-height="100.00%" fo:text-align="justify" fo:margin-left="36.00pt" fo:text-indent="0.00pt"/>
    </style:style>
    <style:style style:name="P17" style:family="paragraph">
      <style:paragraph-properties fo:line-height="100.00%" fo:text-align="justify" fo:margin-left="72.00pt" fo:text-indent="0.00pt"/>
    </style:style>
    <style:style style:name="P18" style:family="paragraph">
      <style:paragraph-properties fo:line-height="100.00%" fo:text-align="justify"/>
    </style:style>
    <style:style style:name="P19" style:family="paragraph">
      <style:paragraph-properties fo:line-height="100.00%" fo:text-align="justify" fo:margin-left="36.00pt" fo:text-indent="0.00pt"/>
    </style:style>
    <style:style style:name="P20" style:family="paragraph">
      <style:paragraph-properties fo:line-height="100.00%" fo:text-align="justify"/>
    </style:style>
    <style:style style:name="P21" style:family="paragraph">
      <style:paragraph-properties fo:line-height="100.00%" fo:text-align="justify" fo:margin-left="36.00pt" fo:text-indent="0.00pt"/>
    </style:style>
    <style:style style:name="P22" style:family="paragraph">
      <style:paragraph-properties fo:line-height="100.00%" fo:text-align="justify"/>
    </style:style>
    <style:style style:name="P23" style:family="paragraph">
      <style:paragraph-properties fo:line-height="100.00%" fo:text-align="justify" fo:margin-left="36.00pt" fo:text-indent="0.00pt"/>
    </style:style>
    <style:style style:name="P24" style:family="paragraph">
      <style:paragraph-properties fo:line-height="100.00%" fo:text-align="justify"/>
    </style:style>
    <style:style style:name="P25" style:family="paragraph">
      <style:paragraph-properties fo:line-height="100.00%" fo:text-align="justify" fo:margin-left="36.00pt" fo:text-indent="0.00pt"/>
    </style:style>
    <style:style style:name="P26" style:family="paragraph">
      <style:paragraph-properties fo:line-height="100.00%" fo:text-align="justify"/>
    </style:style>
    <style:style style:name="P27" style:family="paragraph">
      <style:paragraph-properties fo:line-height="100.00%" fo:text-align="justify" fo:margin-left="36.00pt" fo:text-indent="0.00pt"/>
    </style:style>
    <style:style style:name="P28" style:family="paragraph">
      <style:paragraph-properties fo:line-height="100.00%" fo:text-align="justify"/>
    </style:style>
    <style:style style:name="P29" style:family="paragraph">
      <style:paragraph-properties fo:line-height="100.00%" fo:text-align="justify" fo:margin-left="36.00pt" fo:text-indent="0.00pt"/>
    </style:style>
    <style:style style:name="P30" style:family="paragraph">
      <style:paragraph-properties fo:line-height="100.00%" fo:text-align="justify"/>
    </style:style>
    <style:style style:name="P31" style:family="paragraph">
      <style:paragraph-properties fo:line-height="100.00%" fo:text-align="justify" fo:margin-left="36.00pt" fo:text-indent="0.00pt"/>
    </style:style>
    <style:style style:name="P32" style:family="paragraph">
      <style:paragraph-properties fo:line-height="100.00%" fo:text-align="justify"/>
    </style:style>
    <style:style style:name="P33" style:family="paragraph">
      <style:paragraph-properties fo:line-height="100.00%" fo:text-align="justify" fo:margin-left="36.00pt" fo:text-indent="0.00pt"/>
    </style:style>
    <style:style style:name="P34" style:family="paragraph">
      <style:paragraph-properties fo:line-height="100.00%" fo:text-align="justify"/>
    </style:style>
    <style:style style:name="P35" style:family="paragraph">
      <style:paragraph-properties fo:line-height="100.00%" fo:text-align="justify"/>
    </style:style>
    <style:style style:name="P36" style:family="paragraph">
      <style:paragraph-properties fo:line-height="115.00%" fo:text-align="justify" fo:margin-bottom="7.00pt"/>
    </style:style>
    <text:list-style style:name="L37">
      <text:list-level-style-bullet text:level="1" text:bullet-char="•">
        <style:list-level-properties text:space-before="35.35pt" text:min-label-width="18.00pt"/>
        <style:text-properties fo:font-family="Symbol"/>
      </text:list-level-style-bullet>
    </text:list-style>
    <style:style style:name="P37" style:family="paragraph">
      <style:paragraph-properties fo:line-height="115.00%" fo:text-align="justify" fo:margin-left="-18.00pt" fo:text-indent="18.00pt" fo:margin-top="3.00pt" fo:margin-bottom="7.00pt"/>
    </style:style>
    <style:style style:name="P38" style:family="paragraph">
      <style:paragraph-properties fo:line-height="115.00%" fo:text-align="justify" fo:margin-top="3.00pt" fo:margin-bottom="7.00pt"/>
    </style:style>
    <style:style style:name="P39" style:family="paragraph">
      <style:paragraph-properties fo:line-height="115.00%" fo:text-align="justify" fo:margin-top="3.00pt" fo:margin-bottom="7.00pt"/>
    </style:style>
    <style:style style:name="P40" style:family="paragraph">
      <style:paragraph-properties fo:line-height="115.00%" fo:text-align="justify" fo:margin-top="3.00pt" fo:margin-bottom="7.00pt"/>
    </style:style>
    <style:style style:name="P41" style:family="paragraph">
      <style:paragraph-properties fo:line-height="115.00%" fo:text-align="justify" fo:margin-top="3.00pt" fo:margin-bottom="7.00pt"/>
    </style:style>
    <style:style style:name="P42" style:family="paragraph">
      <style:paragraph-properties fo:line-height="115.00%" fo:text-align="justify" fo:margin-top="3.00pt" fo:margin-bottom="7.00pt"/>
    </style:style>
    <style:style style:name="P43" style:family="paragraph">
      <style:paragraph-properties fo:line-height="115.00%" fo:text-align="justify" fo:margin-top="3.00pt" fo:margin-bottom="7.00pt"/>
    </style:style>
    <style:style style:name="P44" style:family="paragraph">
      <style:paragraph-properties fo:line-height="115.00%" fo:text-align="justify" fo:margin-bottom="7.00pt"/>
    </style:style>
    <style:style style:name="P45" style:family="paragraph">
      <style:paragraph-properties fo:line-height="115.00%" fo:text-align="justify" fo:margin-bottom="7.00pt"/>
    </style:style>
    <style:style style:name="P46" style:family="paragraph">
      <style:paragraph-properties fo:line-height="100.00%" fo:text-align="justify" fo:margin-top="6.00pt" fo:margin-bottom="6.00pt"/>
    </style:style>
    <style:style style:name="P47" style:family="paragraph">
      <style:paragraph-properties fo:line-height="115.00%" fo:text-align="justify" fo:margin-bottom="7.00pt"/>
    </style:style>
    <style:style style:name="P48" style:family="paragraph">
      <style:paragraph-properties fo:line-height="100.00%" fo:text-align="justify" fo:margin-top="6.00pt" fo:margin-bottom="6.00pt"/>
    </style:style>
    <style:style style:name="P49" style:family="paragraph">
      <style:paragraph-properties fo:line-height="115.00%" fo:text-align="justify" fo:margin-bottom="7.00pt"/>
    </style:style>
    <style:style style:name="P50" style:family="paragraph">
      <style:paragraph-properties fo:line-height="100.00%" fo:text-align="justify" fo:margin-top="6.00pt" fo:margin-bottom="6.00pt"/>
    </style:style>
    <style:style style:name="P51" style:family="paragraph">
      <style:paragraph-properties fo:line-height="115.00%" fo:text-align="justify" fo:margin-bottom="7.00pt"/>
    </style:style>
    <text:list-style style:name="L52">
      <text:list-level-style-bullet text:level="1" text:bullet-char="•">
        <style:list-level-properties text:space-before="35.35pt" text:min-label-width="18.00pt"/>
        <style:text-properties fo:font-family="Symbol"/>
      </text:list-level-style-bullet>
    </text:list-style>
    <style:style style:name="P52" style:family="paragraph">
      <style:paragraph-properties fo:line-height="115.00%" fo:text-align="justify" fo:margin-left="-18.00pt" fo:text-indent="18.00pt" fo:margin-top="3.00pt" fo:margin-bottom="7.00pt"/>
    </style:style>
    <style:style style:name="P53" style:family="paragraph">
      <style:paragraph-properties fo:line-height="115.00%" fo:text-align="justify" fo:margin-bottom="7.00pt"/>
    </style:style>
  </office:automatic-styles>
  <office:body>
    <office:text>
      <text:p text:style-name="P1"><text:span text:style-name="T1"/></text:p>
      <text:p text:style-name="P1"><text:span text:style-name="T1">Object - Objects have states and behaviors. Example: A dog has states - color, name, breed as well as behavior such as wagging their tail, barking, eating. An object is an instance of a class.</text:span></text:p>
      <text:p text:style-name="P1"><text:span text:style-name="T2"/></text:p>
      <text:p text:style-name="P1"><text:span text:style-name="T2"/></text:p>
      <text:p text:style-name="P1"><text:span text:style-name="T3"><text:s/>Class - A class can be defined as a template/blueprint that describes the behavior/state that the object of its type supports.</text:span></text:p>
      <text:p text:style-name="P1"><text:span text:style-name="T4"/></text:p>
      <text:p text:style-name="P1"><text:span text:style-name="T4"/></text:p>
      <text:p text:style-name="P1"><text:span text:style-name="T5">Methods - A method is basically a behavior. A class can contain many methods. It is in methods where the logics are written, data is manipulated and all the actions are executed.</text:span></text:p>
      <text:p text:style-name="P1"><text:span text:style-name="T6"/></text:p>
      <text:p text:style-name="P1"><text:span text:style-name="T7"><text:s/>Instance Variables - Each object has its unique set of instance variables. An object's state is created by the values assigned to these instance variables.</text:span></text:p>
      <text:p text:style-name="P1"><text:span text:style-name="T8"/></text:p>
      <text:p text:style-name="P1"><text:span text:style-name="T9">About Java programs, it is very important to keep in mind the following points. ·</text:span></text:p>
      <text:p text:style-name="P1"><text:span text:style-name="T10"/></text:p>
      <text:p text:style-name="P1"><text:span text:style-name="T11">Case Sensitivity - Java is case sensitive, which means identifier Helloand hello would have different meaning in Java. ·</text:span></text:p>
      <text:p text:style-name="P1"><text:span text:style-name="T12"/></text:p>
      <text:p text:style-name="P1"><text:span text:style-name="T13">Class Names - For all class names the first letter should be in Upper Case. If several words are used to form a name of the class, each inner word's first letter should be in Upper Case. Example: class MyFirstJavaClass ·</text:span></text:p>
      <text:p text:style-name="P1"><text:span text:style-name="T14"/></text:p>
      <text:p text:style-name="P1"><text:span text:style-name="T15">Method Names - All method names should start with a Lower Case letter. If several words are used to form the name of the method, then each inner word's first letter should be in Upper Case. Example: public void myMethodName() ·</text:span></text:p>
      <text:p text:style-name="P1"><text:span text:style-name="T16"/></text:p>
      <text:p text:style-name="P1"><text:span text:style-name="T17">Program File Name - Name of the program file should exactly match the class name.</text:span></text:p>
      <text:p text:style-name="P1"><text:span text:style-name="T18"/></text:p>
      <text:p text:style-name="P1"><text:span text:style-name="T18"/></text:p>
      <text:p text:style-name="P1"><text:span text:style-name="T19">public static void main(String args[]) - Java program processing starts from the main() method which is a mandatory part of every Java program.</text:span></text:p>
      <text:p text:style-name="P1"><text:span text:style-name="T20"/></text:p>
      <text:p text:style-name="P1"><text:span text:style-name="T21">All Java components require names. Names used for classes, variables, and methods are called identifiers.</text:span></text:p>
      <text:p text:style-name="P1"><text:span text:style-name="T21">In Java, there are several points to remember about identifiers. They are as follows: ·</text:span></text:p>
      <text:p text:style-name="P1"><text:span text:style-name="T21">All identifiers should begin with a letter (A to Z or a to z), currency character ($) or an underscore (_). ·</text:span></text:p>
      <text:p text:style-name="P1"><text:span text:style-name="T21">After the first character, identifiers can have any combination of characters. ·</text:span></text:p>
      <text:p text:style-name="P1"><text:span text:style-name="T21"><text:s/>A key word cannot be used as an identifier. ·</text:span></text:p>
      <text:p text:style-name="P1"><text:span text:style-name="T21">Most importantly, identifiers are case sensitive. · Examples of legal identifiers: age, $salary, _value, __1_value.</text:span></text:p>
      <text:p text:style-name="P1"><text:span text:style-name="T22"/></text:p>
      <text:p text:style-name="P1"><text:span text:style-name="T23">Java Modifiers :-</text:span></text:p>
      <text:p text:style-name="P1"><text:span text:style-name="T23">Like other languages, it is possible to modify classes, methods, etc., by using modifiers. There are two categories of modifiers: ·</text:span></text:p>
      <text:p text:style-name="P1"><text:span text:style-name="T23"><text:s/>Access Modifiers: default, public , protected, private ·</text:span></text:p>
      <text:p text:style-name="P1"><text:span text:style-name="T23">Non-access Modifiers: final, abstract.</text:span></text:p>
      <text:p text:style-name="P1"><text:span text:style-name="T24"/></text:p>
      <text:p text:style-name="P1"><text:span text:style-name="T25">Java Variables</text:span></text:p>
      <text:p text:style-name="P1"><text:span text:style-name="T25"><text:s/>Following are the types of variables in Java:<text:s text:c="2"/></text:span></text:p>
      <text:p text:style-name="P1"><text:span text:style-name="T25">Local Variables<text:s text:c="2"/>Class Variables (Static Variables)<text:s text:c="2"/>Instance Variables (Non-static Variables) Java Arrays Arrays are objects that store multiple variables of the same type. However, an array itself is an object on the heap.</text:span></text:p>
      <text:p text:style-name="P1"><text:span text:style-name="T26"/></text:p>
      <text:p text:style-name="P1"><text:span text:style-name="T27">Java supports single-line and multi-line comments very similar to C and C++. All characters available inside any comment are ignored by Java compiler.</text:span></text:p>
      <text:p text:style-name="P1"><text:span text:style-name="T28"/></text:p>
      <text:p text:style-name="P1"><text:span text:style-name="T29">Inheritance</text:span></text:p>
      <text:p text:style-name="P1"><text:span text:style-name="T30"/></text:p>
      <text:p text:style-name="P1"><text:span text:style-name="T31">In Java, classes can be derived from classes. Basically, if you need to create a new class and here is already a class that has some of the code you require, then it is possible to derive your new class from the already existing code. This concept allows you to reuse the fields and methods of the existing class without having to rewrite the code in a new class. In this scenario, the existing class is called the superclass and the derived class is called the subclass.</text:span></text:p>
      <text:p text:style-name="P1"><text:span text:style-name="T32"/></text:p>
      <text:p text:style-name="P1"><text:span text:style-name="T33">Interfaces</text:span></text:p>
      <text:p text:style-name="P1"><text:span text:style-name="T34"/></text:p>
      <text:p text:style-name="P1"><text:span text:style-name="T35">In Java language, an interface can be defined as a contract between objects on how to communicate with each other. Interfaces play a vital role when it comes to the concept of inheritance. An interface defines the methods, a deriving class (subclass) should use. But the implementation of the methods is totally up to the subclass.</text:span></text:p>
      <text:p text:style-name="P1"><text:span text:style-name="T36"/></text:p>
      <text:p text:style-name="P2"><text:span text:style-name="T37">Every Java program has a main method as its entry point signature, from where execution starts. Main method has void return type, takes String arguments and is public static.</text:span></text:p>
      <text:p text:style-name="P2"><text:span text:style-name="T37">Every Java program is saved with the name of the class.</text:span></text:p>
      <text:p text:style-name="P3"><text:span text:style-name="T37">Comments</text:span></text:p>
      <text:p text:style-name="P4"><text:span text:style-name="T37">// -&gt; Single line</text:span></text:p>
      <text:p text:style-name="P4"><text:span text:style-name="T37">/* .. */ -&gt; Multi line</text:span></text:p>
      <text:p text:style-name="P4"><text:span text:style-name="T37">/** .. */ -&gt; Docs</text:span></text:p>
      <text:p text:style-name="P5"><text:span text:style-name="T37">Identifiers - names given for class, variables, methods can start with alphabers,'_', '$' and are case sensitive and have no max length.</text:span></text:p>
      <text:p text:style-name="P5"><text:span text:style-name="T37">Keywords - Special words reserved for programmatic meanings, cant be used as identifiers.</text:span></text:p>
      <text:p text:style-name="P5"><text:span text:style-name="T37">Data Types - Defines set of values a variable can hold. Two types</text:span></text:p>
      <text:p text:style-name="P6"><text:span text:style-name="T37">- Primitive- Holds scalar value(bool, char, int, float)</text:span></text:p>
      <text:p text:style-name="P6"><text:span text:style-name="T37">- Reference - Holds an object (object, string, array)</text:span></text:p>
      <text:p text:style-name="P7"><text:span text:style-name="T37">Objects are allocated memory in heap</text:span></text:p>
      <text:p text:style-name="P7"><text:span text:style-name="T37">Sizes of Data Types</text:span></text:p>
      <text:p text:style-name="P8"><text:span text:style-name="T37">byte-2 || short -2 || int-4 || long-8 || float-4 || double-8 || char-2(unicode) || </text:span></text:p>
      <text:p text:style-name="P8"><text:span text:style-name="T37">bool-depends on JVM</text:span></text:p>
      <text:p text:style-name="P9"><text:span text:style-name="T37">Default value of Reference Data type is NULL and gets memory in the heap.</text:span></text:p>
      <text:p text:style-name="P9"><text:span text:style-name="T37">Conversion - Store lower size Datatype in a large size datatype (implicit)</text:span></text:p>
      <text:p text:style-name="P9"><text:span text:style-name="T37">Casting - Convert value to different datatype (explicit)</text:span></text:p>
      <text:p text:style-name="P9"><text:span text:style-name="T37">Control Structures - Used to control program flow</text:span></text:p>
      <text:p text:style-name="P9"><text:span text:style-name="T37">Decsion making, Loops, Exceptions, Miscellanous are Control Structure in IF-ELSE, the condition in IF must return a boolean value</text:span></text:p>
      <text:p text:style-name="P9"><text:span text:style-name="T37">SWITCH CASE switch(parameter){</text:span></text:p>
      <text:p text:style-name="P10"><text:span text:style-name="T37">case 1:</text:span></text:p>
      <text:p text:style-name="P10"><text:span text:style-name="T37">//</text:span></text:p>
      <text:p text:style-name="P10"><text:span text:style-name="T37">break;</text:span></text:p>
      <text:p text:style-name="P10"><text:span text:style-name="T37">default:</text:span></text:p>
      <text:p text:style-name="P10"><text:span text:style-name="T37">}</text:span></text:p>
      <text:p text:style-name="P11"><text:span text:style-name="T37"><text:tab/>In do-while, the statement is executed atleast once.</text:span></text:p>
      <text:p text:style-name="P11"><text:span text:style-name="T37">Label : Used to pinpoint a position in a program, can be used for stopping or looping a block of code.</text:span></text:p>
      <text:p text:style-name="P11"><text:span text:style-name="T37">Array</text:span></text:p>
      <text:p text:style-name="P12"><text:span text:style-name="T37">Array is a reference data type and an ordered collection that stores elements of same data type, stored contiguously.</text:span></text:p>
      <text:p text:style-name="P12"><text:span text:style-name="T37">Initializing array - </text:span></text:p>
      <text:p text:style-name="P12"><text:span text:style-name="T37">data_type ref_name[] = {val1, val2,...};</text:span></text:p>
      <text:p text:style-name="P12"><text:span text:style-name="T37">In array, reference name is created in stack and actual array in the heap.If values not given, arrays are initialized with datatypes default value.</text:span></text:p>
      <text:p text:style-name="P12"><text:span text:style-name="T37">To get array length - array_name.length.</text:span></text:p>
      <text:p text:style-name="P13"><text:span text:style-name="T37">Array Of Objects</text:span></text:p>
      <text:p text:style-name="P14"><text:span text:style-name="T37">Object arrays initially dont hold objects but hold reference variables. Objects have to be created for them afterwards</text:span></text:p>
      <text:p text:style-name="P14"><text:span text:style-name="T37">Eg -<text:s text:c="2"/>Employee emplist[] = new Employee[3];</text:span></text:p>
      <text:p text:style-name="P14"><text:span text:style-name="T37">emplist[0] = new Employee();</text:span></text:p>
      <text:p text:style-name="P14"><text:span text:style-name="T37">2D arrays</text:span></text:p>
      <text:p text:style-name="P15"><text:span text:style-name="T37">int matrix[][] = new int[3][3];</text:span></text:p>
      <text:p text:style-name="P16"><text:span text:style-name="T37">Can be a rectangular array or jagged array.</text:span></text:p>
      <text:p text:style-name="P17"><text:span text:style-name="T37">char names[][] = new char[3][3];</text:span></text:p>
      <text:p text:style-name="P17"><text:span text:style-name="T37">char names[][] = new char[3][];</text:span></text:p>
      <text:p text:style-name="P17"><text:span text:style-name="T37">names[0] = new char[4];</text:span></text:p>
      <text:p text:style-name="P18"><text:span text:style-name="T37">Variable Arguments</text:span></text:p>
      <text:p text:style-name="P18"><text:span text:style-name="T37">Arguments are all of same type, but number of arguments is not know.Only one variable argument and last argument.</text:span></text:p>
      <text:p text:style-name="P18"><text:span text:style-name="T37">Array Class</text:span></text:p>
      <text:p text:style-name="P18"><text:span text:style-name="T37">Array class is in java.util.package, has a collection of static methods to work with arrays like sorting and searching.All methods are static and hence have no </text:span></text:p>
      <text:p text:style-name="P18"><text:span text:style-name="T37">constructor. Few methods are - equals, copyOf, sort, binarySearch.</text:span></text:p>
      <text:p text:style-name="P18"><text:span text:style-name="T37">equals -&gt; boolean compares two arrays of same datatype and dimensions. Returns true if same, else false.</text:span></text:p>
      <text:p text:style-name="P18"><text:span text:style-name="T37">copyOf - copys an array into new array</text:span></text:p>
      <text:p text:style-name="P18"><text:span text:style-name="T37">int num2 = Arrays.copyOf(num1,3);</text:span></text:p>
      <text:p text:style-name="P18"><text:span text:style-name="T37">copys elements 1-3 of num1</text:span></text:p>
      <text:p text:style-name="P18"><text:span text:style-name="T37">sort - sorts elements in ascending order</text:span></text:p>
      <text:p text:style-name="P18"><text:span text:style-name="T37">Array.sort(num2,start_range,end_range);</text:span></text:p>
      <text:p text:style-name="P18"><text:span text:style-name="T37">binarySearch - searches for a key in array</text:span></text:p>
      <text:p text:style-name="P18"><text:span text:style-name="T37">array should be sorted</text:span></text:p>
      <text:p text:style-name="P18"><text:span text:style-name="T37">Arrays.binarySearch(array,key);</text:span></text:p>
      <text:p text:style-name="P18"><text:span text:style-name="T37">If key ot found, return -1.</text:span></text:p>
      <text:p text:style-name="P18"><text:span text:style-name="T37">String</text:span></text:p>
      <text:p text:style-name="P18"><text:span text:style-name="T37">Reference Data type, used to store sequence of characters. Class in java.lang.package</text:span></text:p>
      <text:p text:style-name="P18"><text:span text:style-name="T37">Strings are created in following way</text:span></text:p>
      <text:p text:style-name="P18"><text:span text:style-name="T37">String name = "mini' // String pool, memory efficient</text:span></text:p>
      <text:p text:style-name="P18"><text:span text:style-name="T37">String name2 = new String("Tom"); // Heap</text:span></text:p>
      <text:p text:style-name="P18"><text:span text:style-name="T37">String Objects are immutable, means unchangable. We cannot modify, in case of modification,reference gets changed</text:span></text:p>
      <text:p text:style-name="P18"><text:span text:style-name="T37">String Functions</text:span></text:p>
      <text:p text:style-name="P18"><text:span text:style-name="T37">- length</text:span></text:p>
      <text:p text:style-name="P18"><text:span text:style-name="T37">-concat</text:span></text:p>
      <text:p text:style-name="P18"><text:span text:style-name="T37">-charAt(index) // returns character at given index</text:span></text:p>
      <text:p text:style-name="P18"><text:span text:style-name="T37">-equals // equality of strings. '==' works only in pool.</text:span></text:p>
      <text:p text:style-name="P18"><text:span text:style-name="T37">-substring // returns a part of the string</text:span></text:p>
      <text:p text:style-name="P18"><text:span text:style-name="T37">For creation of mutable strings, StringBuffer object can be used. StringBuffer is threadsafe</text:span></text:p>
      <text:p text:style-name="P18"><text:span text:style-name="T37">-append // a method in string buffer to append to a given string</text:span></text:p>
      <text:p text:style-name="P18"><text:span text:style-name="T37">-reverse</text:span></text:p>
      <text:p text:style-name="P18"><text:span text:style-name="T37">-all above string fuctions too</text:span></text:p>
      <text:p text:style-name="P18"><text:span text:style-name="T37">- toString() // method to convert string buffer to string</text:span></text:p>
      <text:p text:style-name="P18"><text:span text:style-name="T37">StringBuilder</text:span></text:p>
      <text:p text:style-name="P18"><text:span text:style-name="T37">-same as String Buffer, but not thread safe, making it faster</text:span></text:p>
      <text:p text:style-name="P18"><text:span text:style-name="T37">Object - A real world entity with well defined properties is called an object.</text:span></text:p>
      <text:p text:style-name="P18"><text:span text:style-name="T37">Class - A template or blue print that describes behaviors/state that an object of<text:s text:c="2"/>its type supports.Template for collection of objects tht share common set of attrubutes and behaviour</text:span></text:p>
      <text:p text:style-name="P18"><text:span text:style-name="T37">Declaring class : </text:span></text:p>
      <text:p text:style-name="P18"><text:span text:style-name="T37"><text:tab/>&lt;modifier&gt; class &lt;class_name&gt; {}</text:span></text:p>
      <text:p text:style-name="P18"><text:span text:style-name="T37">A java file can contain many classes, but only one public class, which is the name of the file. Attributes are used to declare properties of the class.Have a data type and visibility.</text:span></text:p>
      <text:p text:style-name="P18"><text:span text:style-name="T37">Instance methods - Methods declared in the class commo for all objects</text:span></text:p>
      <text:p text:style-name="P18"><text:span text:style-name="T37">Objects - The name of object is a reference variable which is stored in stack, holds address of object in heap.</text:span></text:p>
      <text:p text:style-name="P18"><text:span text:style-name="T37">Object creation Syntax : </text:span></text:p>
      <text:p text:style-name="P19"><text:span text:style-name="T37">class_name obj_name = new class_name();</text:span></text:p>
      <text:p text:style-name="P20"><text:span text:style-name="T37">Istance methods are called by using dot'.' operators</text:span></text:p>
      <text:p text:style-name="P21"><text:span text:style-name="T37">instance_name.method_name();</text:span></text:p>
      <text:p text:style-name="P21"><text:span text:style-name="T37">instance_name.attr_name;</text:span></text:p>
      <text:p text:style-name="P22"><text:span text:style-name="T37">Encapsulation is used to hide data in a class from other classes. Some public methods are only allowed to access those data members, those are called Accessors and Mutators.</text:span></text:p>
      <text:p text:style-name="P22"><text:span text:style-name="T37">Accessors -&gt; used to only access private members, mostly methods taking no inputs</text:span></text:p>
      <text:p text:style-name="P22"><text:span text:style-name="T37">Mutators -&gt; Used to change state of a private member</text:span></text:p>
      <text:p text:style-name="P22"><text:span text:style-name="T37">Access specifiers -&gt; Used for information hiding, used to restrict access. public, private, protected, default</text:span></text:p>
      <text:p text:style-name="P22"><text:span text:style-name="T37">public - accessed from any class</text:span></text:p>
      <text:p text:style-name="P22"><text:span text:style-name="T37">default/protected - accessed only in same package</text:span></text:p>
      <text:p text:style-name="P22"><text:span text:style-name="T37">private - accessed within same class</text:span></text:p>
      <text:p text:style-name="P22"><text:span text:style-name="T37">Constructor -&gt; Special method invoked implicitly when object is created and intiliazes variables with proper values Same name as that of class, no return type.</text:span></text:p>
      <text:p text:style-name="P22"><text:span text:style-name="T37">Types - Deafult &amp; Parameterized Constructor(with arguments) If no constructor is written, Java by default writes a constructor</text:span></text:p>
      <text:p text:style-name="P22"><text:span text:style-name="T37">In a constructor, if 2 variables have same names local variables have a greater preference. "This" keyword can be used to solve this dielemma</text:span></text:p>
      <text:p text:style-name="P22"><text:span text:style-name="T37">'This' keyword refers to the attributes or methods of current object.Just like 'self' in pythonMore than one constructor can be used given that all constructors should differ in </text:span></text:p>
      <text:p text:style-name="P22"><text:span text:style-name="T37">parameter list. This is called constructor overloading.</text:span></text:p>
      <text:p text:style-name="P22"><text:span text:style-name="T37">Constructor can be invoked only implictly and not explicitly. One constructor can call another constructor using this keyword</text:span></text:p>
      <text:p text:style-name="P22"><text:span text:style-name="T37">eg - </text:span></text:p>
      <text:p text:style-name="P23"><text:span text:style-name="T37">public emp(int id, string name){</text:span></text:p>
      <text:p text:style-name="P23"><text:span text:style-name="T37">this.id = id;</text:span></text:p>
      <text:p text:style-name="P23"><text:span text:style-name="T37">this.name = name;</text:span></text:p>
      <text:p text:style-name="P23"><text:span text:style-name="T37">}</text:span></text:p>
      <text:p text:style-name="P23"><text:span text:style-name="T37">public emp(int id, string name, int salary){</text:span></text:p>
      <text:p text:style-name="P23"><text:span text:style-name="T37">this(id,name);</text:span></text:p>
      <text:p text:style-name="P23"><text:span text:style-name="T37">this.salary = salary;</text:span></text:p>
      <text:p text:style-name="P23"><text:span text:style-name="T37">}</text:span></text:p>
      <text:p text:style-name="P24"><text:span text:style-name="T37">Method Overloading :Different methods with same names, but different parameters</text:span></text:p>
      <text:p text:style-name="P24"><text:span text:style-name="T37">Static :</text:span></text:p>
      <text:p text:style-name="P24"><text:span text:style-name="T37">Some attributes or methods are common for all objects of the class. Those are called static varibales/methods.They are declared with keyword 'static'.Static members can </text:span></text:p>
      <text:p text:style-name="P24"><text:span text:style-name="T37">be accessed directly using class name.'This' cannot be referenced from a static context.Static also can be used to count objects created. It doesnt change with method calls. </text:span></text:p>
      <text:p text:style-name="P24"><text:span text:style-name="T37">Static methods can only access static members, to access non static members, an object must be created.</text:span></text:p>
      <text:p text:style-name="P24"><text:span text:style-name="T37">Static block -&gt; Used for initialization of static members</text:span></text:p>
      <text:p text:style-name="P24"><text:span text:style-name="T37">Initialization variables -&gt; Used to initialize instace variables.</text:span></text:p>
      <text:p text:style-name="P24"><text:span text:style-name="T37">Meaning of ' public static void main':</text:span></text:p>
      <text:p text:style-name="P24"><text:span text:style-name="T37">public -&gt; called by JVM from anywhere</text:span></text:p>
      <text:p text:style-name="P24"><text:span text:style-name="T37">static -&gt; called be called without existence of an object</text:span></text:p>
      <text:p text:style-name="P24"><text:span text:style-name="T37">void -&gt; cant return anything to JVM</text:span></text:p>
      <text:p text:style-name="P24"><text:span text:style-name="T37">main -&gt; name of method in JVM</text:span></text:p>
      <text:p text:style-name="P24"><text:span text:style-name="T37">Wrapper Classes</text:span></text:p>
      <text:p text:style-name="P24"><text:span text:style-name="T37">Object representation of primitive data types are called wrapper classes. Some classes in Java need references and not primitives. Java.lang contains wrapper </text:span></text:p>
      <text:p text:style-name="P24"><text:span text:style-name="T37">classes. A datatype basically is converted into an object.Wrapping a data type into an object is called wrapping, and converting object to data type is unwrapping.</text:span></text:p>
      <text:p text:style-name="P24"><text:span text:style-name="T37">eg</text:span></text:p>
      <text:p text:style-name="P25"><text:span text:style-name="T37">int a =10;</text:span></text:p>
      <text:p text:style-name="P25"><text:span text:style-name="T37">Integer it1 = new Integer(a);</text:span></text:p>
      <text:p text:style-name="P25"><text:span text:style-name="T37">int b = it1.intValue();</text:span></text:p>
      <text:p text:style-name="P26"><text:span text:style-name="T37">Wrapper classes also convert strings to different datatypes,parse methods are used for that.</text:span></text:p>
      <text:p text:style-name="P26"><text:span text:style-name="T37">Autoboxing and Unboxing</text:span></text:p>
      <text:p text:style-name="P26"><text:span text:style-name="T37">Autoboxing - converting a primitive value directly into an object</text:span></text:p>
      <text:p text:style-name="P26"><text:span text:style-name="T37">eg Integer i =10;</text:span></text:p>
      <text:p text:style-name="P26"><text:span text:style-name="T37">UnBoxing - Converting a wrapper object to datatype directly</text:span></text:p>
      <text:p text:style-name="P26"><text:span text:style-name="T37">eg int y = i;</text:span></text:p>
      <text:p text:style-name="P26"><text:span text:style-name="T37">Scanner class</text:span></text:p>
      <text:p text:style-name="P26"><text:span text:style-name="T37">Scanner class is used to get input, input is parsed based on delimiters. Default delimiter is whitespace.</text:span></text:p>
      <text:p text:style-name="P26"><text:span text:style-name="T37">Packages</text:span></text:p>
      <text:p text:style-name="P26"><text:span text:style-name="T37">Modularity is the idea of breaking a program into small parts is implemented in Java as 'Packages'.Packages are used for</text:span></text:p>
      <text:p text:style-name="P26"><text:span text:style-name="T37">- grouping semantically related classes, manage large softwares, help remove name collisions.Packages are created using keyword 'package', package should be first statement in </text:span></text:p>
      <text:p text:style-name="P26"><text:span text:style-name="T37">source file, all packages in Java start with 'java' or 'javax'. Only related classes should be kept in same package.</text:span></text:p>
      <text:p text:style-name="P26"><text:span text:style-name="T37">package creation</text:span></text:p>
      <text:p text:style-name="P26"><text:span text:style-name="T37">package package_name;</text:span></text:p>
      <text:p text:style-name="P26"><text:span text:style-name="T37">==class==</text:span></text:p>
      <text:p text:style-name="P26"><text:span text:style-name="T37">compiling package java -d &lt;path&gt; sourcefile</text:span></text:p>
      <text:p text:style-name="P26"><text:span text:style-name="T37">execute package java package_name.Class_name</text:span></text:p>
      <text:p text:style-name="P26"><text:span text:style-name="T37">Classpath</text:span></text:p>
      <text:p text:style-name="P26"><text:span text:style-name="T37">Classpath contains the list of directories or the jar files location.Compiler searches these directories for .class files. Classpath is set one level above the </text:span></text:p>
      <text:p text:style-name="P26"><text:span text:style-name="T37">package. Can be set as an environment variableset classpath = %classpath%;&lt;location of the .class file&gt;</text:span></text:p>
      <text:p text:style-name="P26"><text:span text:style-name="T37">Some core java packages:</text:span></text:p>
      <text:p text:style-name="P26"><text:span text:style-name="T37">java.lang - classes fundamental to design of java programming language.</text:span></text:p>
      <text:p text:style-name="P26"><text:span text:style-name="T37">java.util - collection framework, Date and Time, Internationalization support</text:span></text:p>
      <text:p text:style-name="P26"><text:span text:style-name="T37">java.io - classes for I/O operations.</text:span></text:p>
      <text:p text:style-name="P26"><text:span text:style-name="T37">java.math - integer arithmetic</text:span></text:p>
      <text:p text:style-name="P26"><text:span text:style-name="T37">java.sql - provides APIs for accessing and processing data stored in data source.</text:span></text:p>
      <text:p text:style-name="P26"><text:span text:style-name="T37">java.text - provides classes and interfaces for handling text, dates, numbers and </text:span></text:p>
      <text:p text:style-name="P26"><text:span text:style-name="T37">messages in am manner independent of the natural languages.</text:span></text:p>
      <text:p text:style-name="P26"><text:span text:style-name="T37">Collections</text:span></text:p>
      <text:p text:style-name="P26"><text:span text:style-name="T37">-A container that groups multiple elements into a single unit where each element is an object.Used to store, retrieve and aggregate data.</text:span></text:p>
      <text:p text:style-name="P26"><text:span text:style-name="T37">Collection classes and interfaces are present in java.util package.</text:span></text:p>
      <text:p text:style-name="P26"><text:span text:style-name="T37">Collection Framework - Set of utility class and interfaces. Designed for working with collection of objects and will hold objects.</text:span></text:p>
      <text:p text:style-name="P26"><text:span text:style-name="T37">It contains a set of interfaces and classes implements them. Utility classes perform operations on collections.</text:span></text:p>
      <text:p text:style-name="P26"><text:span text:style-name="T37">Simple Collections Sets have no duplicate elements List are ordered collections that can have duplicate elements</text:span></text:p>
      <text:p text:style-name="P26"><text:span text:style-name="T37">Sets- No duplicate elements, sorted.</text:span></text:p>
      <text:p text:style-name="P26"><text:span text:style-name="T37">Lists - Ordered collections that can have duplicate elements</text:span></text:p>
      <text:p text:style-name="P26"><text:span text:style-name="T37">Exceptions</text:span></text:p>
      <text:p text:style-name="P26"><text:span text:style-name="T37">To create reliable applications, we must be able to ignore some errors/bugs which are beyond control of application, like failure of database, hard drive.</text:span></text:p>
      <text:p text:style-name="P26"><text:span text:style-name="T37">Exception is an error/abnormality that occurs during run time.</text:span></text:p>
      <text:p text:style-name="P26"><text:span text:style-name="T37">Advantages of exceptions-</text:span></text:p>
      <text:p text:style-name="P26"><text:span text:style-name="T37">-separating error-handling code from regular code</text:span></text:p>
      <text:p text:style-name="P26"><text:span text:style-name="T37">-propagating errors up the call stack</text:span></text:p>
      <text:p text:style-name="P26"><text:span text:style-name="T37">-grouping and differentiating error types</text:span></text:p>
      <text:p text:style-name="P26"><text:span text:style-name="T37">Method creates an exception object and handles it to runtime system. If the runtime system couldnt find an exception handler, the runtime system terminates.</text:span></text:p>
      <text:p text:style-name="P26"><text:span text:style-name="T37">Error Class is used by Java Run time to handle errors occured by hardwares or situation out of control of run time environment.</text:span></text:p>
      <text:p text:style-name="P26"><text:span text:style-name="T37">Exceptions are of two types-</text:span></text:p>
      <text:p text:style-name="P26"><text:span text:style-name="T37">- Checked Exception</text:span></text:p>
      <text:p text:style-name="P26"><text:span text:style-name="T37">Compiler checks if the program either catches or lists the occuring checked exception. Should be handled by programmer, else will result in compile error.</text:span></text:p>
      <text:p text:style-name="P26"><text:span text:style-name="T37">-Unchecked Expections</text:span></text:p>
      <text:p text:style-name="P26"><text:span text:style-name="T37">Runtime exceptions. Handling all of these is difficult to manage. Exceptions are handled by exception handler. </text:span></text:p>
      <text:p text:style-name="P26"><text:span text:style-name="T37">Following keywords are used for Java exception handling-</text:span></text:p>
      <text:p text:style-name="P26"><text:span text:style-name="T37">-try -&gt; always contains the riskier code.</text:span></text:p>
      <text:p text:style-name="P26"><text:span text:style-name="T37">try{...}</text:span></text:p>
      <text:p text:style-name="P26"><text:span text:style-name="T37">-catch -&gt; handles exception, the handler class must inherit from a Throwable class.Catch block contains code to be executed in case of exception catched.</text:span></text:p>
      <text:p text:style-name="P26"><text:span text:style-name="T37">try{...}catch(Exception name){...}</text:span></text:p>
      <text:p text:style-name="P26"><text:span text:style-name="T37">-finally -&gt; always get executed whether exception occurs or not. Only one finally but multiple catch blocks are allowed. finally is optional.</text:span></text:p>
      <text:p text:style-name="P26"><text:span text:style-name="T37">In case of multiple catch blocks, they must be ordered from subclass to super class.But try must have atleast one catch or finally block.</text:span></text:p>
      <text:p text:style-name="P26"><text:span text:style-name="T37">Nested Try</text:span></text:p>
      <text:p text:style-name="P26"><text:span text:style-name="T37">When there is a case of exception in exceptions, like reading non-zero integers in a file, we used nested try.</text:span></text:p>
      <text:p text:style-name="P26"><text:span text:style-name="T37">try{ try{..} catch{..}} catch{..}</text:span></text:p>
      <text:p text:style-name="P26"><text:span text:style-name="T37">StackTrace - It is a stack of methods, which are called after an exception is encountered. The last method to be called is the main method and if it is not able </text:span></text:p>
      <text:p text:style-name="P26"><text:span text:style-name="T37">to handle the exception, program is terminated.</text:span></text:p>
      <text:p text:style-name="P26"><text:span text:style-name="T37">throw -&gt; used to explicitly raise an exception.</text:span></text:p>
      <text:p text:style-name="P26"><text:span text:style-name="T37">ex -</text:span></text:p>
      <text:p text:style-name="P27"><text:span text:style-name="T37">try{</text:span></text:p>
      <text:p text:style-name="P27"><text:span text:style-name="T37">throw new NullPointerException("demo");</text:span></text:p>
      <text:p text:style-name="P27"><text:span text:style-name="T37">}</text:span></text:p>
      <text:p text:style-name="P27"><text:span text:style-name="T37">catch(NullPointerException e){...}</text:span></text:p>
      <text:p text:style-name="P28"><text:span text:style-name="T37">Method Overriding and Exceptions An overriding method can throw no or more exception thrown by the overriden method or subclass of overriden method.</text:span></text:p>
      <text:p text:style-name="P28"><text:span text:style-name="T37">Inheritance</text:span></text:p>
      <text:p text:style-name="P28"><text:span text:style-name="T37">Process in which one object can acquire properties and behaviour of the parent object.</text:span></text:p>
      <text:p text:style-name="P28"><text:span text:style-name="T37">Represents IS-A relationship, also known as parent-child relationship.</text:span></text:p>
      <text:p text:style-name="P28"><text:span text:style-name="T37">Child/Sub/Derived class has some features of the Parent/Super/Base classes and some features of its own.</text:span></text:p>
      <text:p text:style-name="P28"><text:span text:style-name="T37">Benefits - Code Reusability, Easy maintainance.</text:span></text:p>
      <text:p text:style-name="P28"><text:span text:style-name="T37">Private members are ot inherited.</text:span></text:p>
      <text:p text:style-name="P28"><text:span text:style-name="T37">Members with default access specifiers cannot be inherited by subclasses in other packages.</text:span></text:p>
      <text:p text:style-name="P28"><text:span text:style-name="T37">Protected members can be accessed by subclass in any package.</text:span></text:p>
      <text:p text:style-name="P28"><text:span text:style-name="T37">Constructors are not inherited, but can be invoked by subclasses.</text:span></text:p>
      <text:p text:style-name="P28"><text:span text:style-name="T37">Types of inheritance Single - One class inherits one class</text:span></text:p>
      <text:p text:style-name="P28"><text:span text:style-name="T37">Multilevel - Ladder of inheritace</text:span></text:p>
      <text:p text:style-name="P28"><text:span text:style-name="T37">Hierarchical - One to many inheritance</text:span></text:p>
      <text:p text:style-name="P28"><text:span text:style-name="T37">Multiple - Many to one inheritance // not supported by Java</text:span></text:p>
      <text:p text:style-name="P28"><text:span text:style-name="T37">Method Overriding For two methods in super class and subclass with same name, arguments, return type, the subclass method overrides the method of superclass.</text:span></text:p>
      <text:p text:style-name="P28"><text:span text:style-name="T37">Subclass method cant have weaker access than superclass method, else compilation error happens.</text:span></text:p>
      <text:p text:style-name="P28"><text:span text:style-name="T37">public &gt; protected &gt; default &gt; private.</text:span></text:p>
      <text:p text:style-name="P28"><text:span text:style-name="T37">Super-</text:span></text:p>
      <text:p text:style-name="P28"><text:span text:style-name="T37">'super' keyword is used to invoke the base class constructor. It must be called from constructor of derived class and be the first statement </text:span></text:p>
      <text:p text:style-name="P28"><text:span text:style-name="T37">within the constructor. Match the signature of a valid signature in base class. super() and this() cant be used in same constructor</text:span></text:p>
      <text:p text:style-name="P28"><text:span text:style-name="T37">super() in added implicitly to the constructor.Arguments can also be passed to the super class.super() can be used to invoke overriden method.</text:span></text:p>
      <text:p text:style-name="P28"><text:span text:style-name="T37">Constructor Chaining Constructor Chaining is a phenomenon in which, a chain of constructors is invoked from current class to its parent classes.</text:span></text:p>
      <text:p text:style-name="P28"><text:span text:style-name="T37">Final-</text:span></text:p>
      <text:p text:style-name="P28"><text:span text:style-name="T37">'final' keyword is used to constantize a member. it can be applied to</text:span></text:p>
      <text:p text:style-name="P28"><text:span text:style-name="T37">variable - stop value change</text:span></text:p>
      <text:p text:style-name="P28"><text:span text:style-name="T37">method - stop being overriden</text:span></text:p>
      <text:p text:style-name="P28"><text:span text:style-name="T37">class - stop inheriting</text:span></text:p>
      <text:p text:style-name="P28"><text:span text:style-name="T37">Final variable holds reference to an object, state of the object can change, but variable will always refer to same object.</text:span></text:p>
      <text:p text:style-name="P28"><text:span text:style-name="T37">Object Class Cosmic class in java, its the parent of all classes by default.Available in java.lang package.</text:span></text:p>
      <text:p text:style-name="P28"><text:span text:style-name="T37">Upcasting And Downcasting - </text:span></text:p>
      <text:p text:style-name="P28"><text:span text:style-name="T37">Reference Variable of Parent clas refers to an object of child class -&gt; Upcasting.</text:span></text:p>
      <text:p text:style-name="P28"><text:span text:style-name="T37">Casting a reference of parent class to one of its child class is called Downcasting.</text:span></text:p>
      <text:p text:style-name="P28"><text:span text:style-name="T37">Upcasting eg.</text:span></text:p>
      <text:p text:style-name="P29"><text:span text:style-name="T37">Vehicle v = new Vehicle();</text:span></text:p>
      <text:p text:style-name="P29"><text:span text:style-name="T37">Car c = new Car();</text:span></text:p>
      <text:p text:style-name="P30"><text:span text:style-name="T37"><text:tab/>Vehicle v1 = new Car();</text:span></text:p>
      <text:p text:style-name="P30"><text:span text:style-name="T37">By upcasting only parent class methods can be invoked.</text:span></text:p>
      <text:p text:style-name="P30"><text:span text:style-name="T37">Parent class refernce holds child class object. Object doesnt change, but labelled differently. Upcasting is done implicitly.Used to avoid extra methods. We pass the </text:span></text:p>
      <text:p text:style-name="P30"><text:span text:style-name="T37">parent reference to the method, but method recoznizes using 'instaceOf' operator and proceeds. When a overriden method is called, Java decides the version based on object type. </text:span></text:p>
      <text:p text:style-name="P30"><text:span text:style-name="T37">Hence, method overriding is also called as dynamic binding.</text:span></text:p>
      <text:p text:style-name="P30"><text:span text:style-name="T37">Downcasting means the conversion of a parent class object to that of specific child class.</text:span></text:p>
      <text:p text:style-name="P30"><text:span text:style-name="T37">eg.</text:span></text:p>
      <text:p text:style-name="P31"><text:span text:style-name="T37">if (v instanceof Car){</text:span></text:p>
      <text:p text:style-name="P31"><text:span text:style-name="T37">Car c = (Car)v; // Downcasting</text:span></text:p>
      <text:p text:style-name="P31"><text:span text:style-name="T37">}</text:span></text:p>
      <text:p text:style-name="P32"><text:span text:style-name="T37">Parent class reference can hold child object.</text:span></text:p>
      <text:p text:style-name="P32"><text:span text:style-name="T37">equals() method in Object class is a boolean method to check equality of objects, based on address.</text:span></text:p>
      <text:p text:style-name="P32"><text:span text:style-name="T37">We can take any object, upcast it to object class, then in an overriden equals() methods, downcast it to proper class and compare with 'this' keyword.</text:span></text:p>
      <text:p text:style-name="P32"><text:span text:style-name="T37">ex - if(e.empid == this.empid){...}</text:span></text:p>
      <text:p text:style-name="P32"><text:span text:style-name="T37">toString() - method used to convert object elements to string and display. Overriden to display object elements.</text:span></text:p>
      <text:p text:style-name="P32"><text:span text:style-name="T37">Polymorphism -</text:span></text:p>
      <text:p text:style-name="P32"><text:span text:style-name="T37">Change in method behaviour with change in object.</text:span></text:p>
      <text:p text:style-name="P32"><text:span text:style-name="T37">Types of polymorphism-</text:span></text:p>
      <text:p text:style-name="P32"><text:span text:style-name="T37">- Compile Time / Static Biding</text:span></text:p>
      <text:p text:style-name="P32"><text:span text:style-name="T37">Method overloading, same name , different arguments.Method invokation is decided at compile time by looking at arguments.</text:span></text:p>
      <text:p text:style-name="P32"><text:span text:style-name="T37">- Run Time / Dynamic Binding</text:span></text:p>
      <text:p text:style-name="P32"><text:span text:style-name="T37">Method overriding - overriden method is called through superclass refernce, Java decides which version to call depending on object. This is done at runtime.</text:span></text:p>
      <text:p text:style-name="P32"><text:span text:style-name="T37">Abstract Classes Methods without any definition are called abstract methods and a class containing zero or more abstract methods is called as an abstract class.</text:span></text:p>
      <text:p text:style-name="P32"><text:span text:style-name="T37">Method definition will be given by inherited class.</text:span></text:p>
      <text:p text:style-name="P32"><text:span text:style-name="T37">Abstract classes cant be instantiated, but can be referenced, any class inheriting or having an abstract method is abstract.</text:span></text:p>
      <text:p text:style-name="P32"><text:span text:style-name="T37">A non-abstract class is called as a concrete class.</text:span></text:p>
      <text:p text:style-name="P32"><text:span text:style-name="T37">Interface</text:span></text:p>
      <text:p text:style-name="P32"><text:span text:style-name="T37">Interface is a contract which classes must bind to. They are like requirements of tools, iirespective of inner engineering.</text:span></text:p>
      <text:p text:style-name="P32"><text:span text:style-name="T37">Interface is a 100% abstract class. Interface is public abstract and all variables are public static final.Interfaces cant be instantiated, but can be referenced.</text:span></text:p>
      <text:p text:style-name="P32"><text:span text:style-name="T37">Single interface can extend many interfaces.</text:span></text:p>
      <text:p text:style-name="P32"><text:span text:style-name="T37">A single class can implement many implements as well as extend a class.</text:span></text:p>
      <text:p text:style-name="P32"><text:span text:style-name="T37">eg. class A extends B implements I1,I2{...}</text:span></text:p>
      <text:p text:style-name="P32"><text:span text:style-name="T37">Implementing class must implement all methods in the interface , else it becomes abstract.</text:span></text:p>
      <text:p text:style-name="P32"><text:span text:style-name="T37">Default Methods Added in Java 8, default methods in interfaces must be implemented. It can be overriden or used as it is by implementing class. Increases backward compatibility.</text:span></text:p>
      <text:p text:style-name="P32"><text:span text:style-name="T37">Can be declareed only in interfaces, should have method body, public access and not static, final or absract.Methods can also be static, but should have a method body.</text:span></text:p>
      <text:p text:style-name="P32"><text:span text:style-name="T37">When a class and interface have same static methods with different implementation, its not overriding.Can be invoked only by interface name and not by reference.</text:span></text:p>
      <text:p text:style-name="P32"><text:span text:style-name="T37">When two interfaces have same methods, if the method is not overriden, causes compilation error.</text:span></text:p>
      <text:p text:style-name="P32"><text:span text:style-name="T37">Lambda Functional Interfcae -&gt; strictly one abstract method, many default or static </text:span></text:p>
      <text:p text:style-name="P32"><text:span text:style-name="T37">methods, introduced in Java 8.</text:span></text:p>
      <text:p text:style-name="P32"><text:span text:style-name="T37">eg.</text:span></text:p>
      <text:p text:style-name="P33"><text:span text:style-name="T37">A a = new A()</text:span></text:p>
      <text:p text:style-name="P33"><text:span text:style-name="T37">int = a.method();</text:span></text:p>
      <text:p text:style-name="P33"><text:span text:style-name="T37">Using Lambda</text:span></text:p>
      <text:p text:style-name="P33"><text:span text:style-name="T37">A a = (args)-&gt;logic;</text:span></text:p>
      <text:p text:style-name="P33"><text:span text:style-name="T37">a.method(); // no need to create a class</text:span></text:p>
      <text:p text:style-name="P34"><text:span text:style-name="T37">Lambda enables functional programming, parallel processing,passes code as data, avoids boiler plate code.</text:span></text:p>
      <text:p text:style-name="P34"><text:span text:style-name="T37">Lambda actually joins a method definition to a reference variables and then calls the method using the reference.</text:span></text:p>
      <text:p text:style-name="P34"><text:span text:style-name="T37"><text: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9">Servlet:-</text:span></text:p>
      <text:p text:style-name="P35"><text:span text:style-name="T39">Servlet technology is used to create a web application (resides at server side and generates a dynamic web page).</text:span></text:p>
      <text:p text:style-name="P35"><text:span text:style-name="T40"/></text:p>
      <text:p text:style-name="P35"><text:span text:style-name="T41">Servlet<text:s text:c="2"/>echnology is robust and scalable because of java language. Before Servlet, CGI (Common Gateway Interface) scripting language was common as a server-side programming language. However, there were many disadvantages to this technology</text:span></text:p>
      <text:p text:style-name="P35"><text:span text:style-name="T42"/></text:p>
      <text:p text:style-name="P36"><text:span text:style-name="T43">Servlet is a technology which is used to create a web application.</text:span></text:p>
      <text:list text:style-name="L37">
        <text:list-item>
          <text:p text:style-name="P37"><text:span text:style-name="T43">Servlet is an API that provides many interfaces and classes including documentation.</text:span></text:p>
        </text:list-item>
        <text:list-item>
          <text:p text:style-name="P37"><text:span text:style-name="T43">Servlet is an interface that must be implemented for creating any Servlet.</text:span></text:p>
        </text:list-item>
        <text:list-item>
          <text:p text:style-name="P37"><text:span text:style-name="T43">Servlet is a class that extends the capabilities of the servers and responds to the incoming requests. It can respond to any requests.</text:span></text:p>
        </text:list-item>
        <text:list-item>
          <text:p text:style-name="P37"><text:span text:style-name="T43">Servlet is a web component that is deployed on the server to create a dynamic web page.</text:span></text:p>
        </text:list-item>
      </text:list>
      <text:p text:style-name="P38"><text:span text:style-name="T44">Servlet Container</text:span></text:p>
      <text:p text:style-name="P39"><text:span text:style-name="T45">Provide web server with servlet support</text:span></text:p>
      <text:p text:style-name="P39"><text:span text:style-name="T45"><text:s/>Execute and manage servlets<text:s text:c="2"/>E.g., Tomcat Must conform to the following lifecycle contract</text:span></text:p>
      <text:p text:style-name="P40"><text:span text:style-name="T45">Create and initialize the servlet Handle zero or more service calls from clients  Destroy the servlet and then garbage collect it</text:span></text:p>
      <text:p text:style-name="P41"><text:span text:style-name="T45">Three types</text:span></text:p>
      <text:p text:style-name="P41"><text:span text:style-name="T45">Standalone container</text:span></text:p>
      <text:p text:style-name="P41"><text:span text:style-name="T45">Add-on container</text:span></text:p>
      <text:p text:style-name="P41"><text:span text:style-name="T45"><text:s/>Embeddable container<text:s text:c="2"/>Usually execute all servlets in a single JVM</text:span></text:p>
      <text:p text:style-name="P41"><text:span text:style-name="T46"/></text:p>
      <text:p text:style-name="P41"><text:span text:style-name="T46"/></text:p>
      <text:p text:style-name="P42"><text:span text:style-name="T47">Loading Servlet</text:span></text:p>
      <text:p text:style-name="P42"><text:span text:style-name="T48"> Server calls servlet’s init() method</text:span></text:p>
      <text:p text:style-name="P42"><text:span text:style-name="T48"><text:s/>After the server constructs the servlet instance and before the servlet handles any requests  init()  Servlet initialization is defined  May be called … When the server starts When the servlet is first requested, just before the service() method is invoked  At the request of the server administrator</text:span></text:p>
      <text:p text:style-name="P43"><text:span text:style-name="T48">Removing Servlet</text:span></text:p>
      <text:p text:style-name="P43"><text:span text:style-name="T48">Server calls the destroy() method</text:span></text:p>
      <text:p text:style-name="P43"><text:span text:style-name="T48">After the servlet has been taken out of service and all pending requests to the servlet have completed or timed out</text:span></text:p>
      <text:p text:style-name="P43"><text:span text:style-name="T48">destroy() :-Resources acquired should be freed up A chance to write out its unsaved cached info<text:s text:c="2"/>Last step before being garbage collected</text:span></text:p>
      <text:p text:style-name="P43"><text:span text:style-name="T48">HttpServletRequest</text:span></text:p>
      <text:p text:style-name="P43"><text:span text:style-name="T48">Encapsulate all information from the client request</text:span></text:p>
      <text:p text:style-name="P43"><text:span text:style-name="T48"><text:s/>HTTP request header and request body</text:span></text:p>
      <text:p text:style-name="P43"><text:span text:style-name="T48">Methods to retrieve data</text:span></text:p>
      <text:p text:style-name="P43"><text:span text:style-name="T48"><text:s/>Inherited from ServletRequest</text:span></text:p>
      <text:p text:style-name="P43"><text:span text:style-name="T48"><text:s/>getParameter()</text:span></text:p>
      <text:p text:style-name="P43"><text:span text:style-name="T48"><text:s/>getParameterNames()</text:span></text:p>
      <text:p text:style-name="P43"><text:span text:style-name="T48">getParameterValues()</text:span></text:p>
      <text:p text:style-name="P43"><text:span text:style-name="T48"><text:s/>getInputStream()</text:span></text:p>
      <text:p text:style-name="P43"><text:span text:style-name="T48">getReader()</text:span></text:p>
      <text:p text:style-name="P43"><text:span text:style-name="T48">HttpServletResponse</text:span></text:p>
      <text:p text:style-name="P43"><text:span text:style-name="T48">Encapsulate all data to be returned to client</text:span></text:p>
      <text:p text:style-name="P43"><text:span text:style-name="T48"><text:s/>HTTP response header and response body (optional)</text:span></text:p>
      <text:p text:style-name="P43"><text:span text:style-name="T48"><text:s/>Set HTTP response header Primitive manipulation</text:span></text:p>
      <text:p text:style-name="P43"><text:span text:style-name="T48"><text:s/>setStatus(), setHeader(), addHeader()</text:span></text:p>
      <text:p text:style-name="P43"><text:span text:style-name="T48"><text:s/>Convenience methods</text:span></text:p>
      <text:p text:style-name="P43"><text:span text:style-name="T48">setContentType(), sendRedirect(), sendError()</text:span></text:p>
      <text:p text:style-name="P43"><text:span text:style-name="T48"><text:s/>Set HTTP response Body</text:span></text:p>
      <text:p text:style-name="P43"><text:span text:style-name="T48"><text:s/>Obtain a PrintWriter or ServletOutputStream to return data to the client</text:span></text:p>
      <text:p text:style-name="P43"><text:span text:style-name="T48"><text:s/>getWriter(), getOutputStream()</text:span></text:p>
      <text:p text:style-name="P43"><text:span text:style-name="T49">JSP</text:span></text:p>
      <text:p text:style-name="P44"><text:span text:style-name="T50">JSP technology is used to create web application just like Servlet technology. It can be thought of as an extension to Servlet because it provides more functionality than servlet such as expression language, JSTL, etc.</text:span></text:p>
      <text:p text:style-name="P44"><text:span text:style-name="T51"/></text:p>
      <text:p text:style-name="P45"><text:span text:style-name="T52"><text:line-break/>1) Extension to Servlet</text:span></text:p>
      <text:p text:style-name="P45"><text:span text:style-name="T52">JSP technology is the extension to Servlet technology. We can use all the features of the Servlet in JSP. In addition to, we can use implicit objects, predefined tags, expression language and Custom tags in JSP, that makes JSP development easy.</text:span></text:p>
      <text:p text:style-name="P46"><text:span text:style-name="T52">2) Easy to maintain</text:span></text:p>
      <text:p text:style-name="P47"><text:span text:style-name="T52">JSP can be easily managed because we can easily separate our business logic with presentation logic. In Servlet technology, we mix our business logic with the presentation logic.</text:span></text:p>
      <text:p text:style-name="P48"><text:span text:style-name="T52">3) Fast Development: No need to recompile and redeploy</text:span></text:p>
      <text:p text:style-name="P49"><text:span text:style-name="T52">If JSP page is modified, we don't need to recompile and redeploy the project. The Servlet code needs to be updated and recompiled if we have to change the look and feel of the application.</text:span></text:p>
      <text:p text:style-name="P50"><text:span text:style-name="T52">4) Less code than Servlet</text:span></text:p>
      <text:p text:style-name="P51"><text:span text:style-name="T52">In JSP, we can use many tags such as action tags, JSTL, custom tags, etc. that reduces the code. Moreover, we can use EL, implicit objects, etc.</text:span></text:p>
      <text:p text:style-name="P51"><text:span text:style-name="T53">The JSP pages follow these phases:</text:span></text:p>
      <text:list text:style-name="L52">
        <text:list-item>
          <text:p text:style-name="P52"><text:span text:style-name="T54">Translation of JSP Page</text:span></text:p>
        </text:list-item>
        <text:list-item>
          <text:p text:style-name="P52"><text:span text:style-name="T54">Compilation of JSP Page</text:span></text:p>
        </text:list-item>
        <text:list-item>
          <text:p text:style-name="P52"><text:span text:style-name="T54">Classloading (the classloader loads class file)</text:span></text:p>
        </text:list-item>
        <text:list-item>
          <text:p text:style-name="P52"><text:span text:style-name="T54">Instantiation (Object of the Generated Servlet is created).</text:span></text:p>
        </text:list-item>
        <text:list-item>
          <text:p text:style-name="P52"><text:span text:style-name="T54">Initialization ( the container invokes jspInit() method).</text:span></text:p>
        </text:list-item>
        <text:list-item>
          <text:p text:style-name="P52"><text:span text:style-name="T54">Request processing ( the container invokes _jspService() method).</text:span></text:p>
        </text:list-item>
        <text:list-item>
          <text:p text:style-name="P52"><text:span text:style-name="T54">Destroy ( the container invokes jspDestroy() method).</text:span></text:p>
        </text:list-item>
      </text:list>
      <text:p text:style-name="P53"><text:span text:style-name="T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